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osts in the Attic – A rumor is going around in school about mysterious sightings in the attic. Find out if it's just child's play or if something is up.</text:p>
      <text:p text:style-name="Standard"/>
      <text:p text:style-name="Standard">Brick and Mortar'r'us – The mom &amp; pop store is going terribly since the Mall-Mart set up shop across the street. Snoop around the megastore for juicy details on their true operations.</text:p>
      <text:p text:style-name="Standard"/>
      <text:p text:style-name="Standard">Actual Detective Work – Getting your car working to go back to your regular job, hopefully not being fired because of your abs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3.5$Windows_x86 LibreOffice_project/dc9775d-05ecbee-0851ad3-1586698-727bf66</meta:generator>
    <dc:date>2012-04-03T15:57:35.66</dc:date>
    <meta:document-statistic meta:table-count="0" meta:image-count="0" meta:object-count="0" meta:page-count="1" meta:paragraph-count="3" meta:word-count="85" meta:character-count="468" meta:non-whitespace-character-count="386"/>
    <meta:user-defined meta:name="Info 1"/>
    <meta:user-defined meta:name="Info 2"/>
    <meta:user-defined meta:name="Info 3"/>
    <meta:user-defined meta:name="Info 4"/>
  </office:meta>
</office:document-meta>
</file>